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34000002604208976BAEDC4FD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2.707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1" style:family="table-cell" style:parent-style-name="Default">
      <style:text-properties fo:color="#808080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.8874in" svg:height="3.6055in" svg:x="4.7795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ce7"/>
        <table:table-column table:style-name="co2" table:number-columns-repeated="16379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6378"/>
        </table:table-row>
        <table:table-row table:style-name="ro2">
          <table:table-cell/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/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OW @ BOO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Fan 2 Tachometer</text:p>
          </table:table-cell>
          <table:table-cell office:value-type="string" calcext:value-type="string">
            <text:p>GPIO 4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/>
          <table:table-cell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637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637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style-name="ce13" office:value-type="string" calcext:value-type="string">
            <text:p>UNAVAILABLE</text:p>
          </table:table-cell>
          <table:table-cell table:number-columns-repeated="1637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style-name="ce13" office:value-type="string" calcext:value-type="string">
            <text:p>UNAVAILABLE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style-name="ce13" office:value-type="string" calcext:value-type="string">
            <text:p>UNAVAILABLE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 style:data-style-name="N2" text:time-value="14:14:05.7878262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20:04:29.414897339</meta:creation-date>
    <dc:date>2023-10-30T14:49:16.930536788</dc:date>
    <meta:editing-duration>P1DT32M55S</meta:editing-duration>
    <meta:editing-cycles>20</meta:editing-cycles>
    <meta:generator>LibreOffice/7.5.7.1$Linux_X86_64 LibreOffice_project/50$Build-1</meta:generator>
    <meta:document-statistic meta:table-count="1" meta:cell-count="92" meta:object-count="1"/>
  </office:meta>
</office:document-meta>
</file>